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amos criar um esquema conceitual de banco de dados para o sistema de controle e gerenciamento de execução de ordens de serviço em uma oficina mecânica. Vou listar as principais entidades e seus relacionamentos, com base na narrativa fornecida.</text:p>
      <text:p text:style-name="Standard"/>
      <text:p text:style-name="Standard">Entidades e Atributos:</text:p>
      <text:p text:style-name="Standard"/>
      <text:p text:style-name="Standard">1. **Cliente**</text:p>
      <text:p text:style-name="Standard"><text:s text:c="3"/>- ClienteID (PK)</text:p>
      <text:p text:style-name="Standard"><text:s text:c="3"/>- Nome</text:p>
      <text:p text:style-name="Standard"><text:s text:c="3"/>- Endereço</text:p>
      <text:p text:style-name="Standard"><text:s text:c="3"/>- Telefone</text:p>
      <text:p text:style-name="Standard"><text:s text:c="3"/>- Email</text:p>
      <text:p text:style-name="Standard"/>
      <text:p text:style-name="Standard">2. **Veículo**</text:p>
      <text:p text:style-name="Standard"><text:s text:c="3"/>- VeículoID (PK)</text:p>
      <text:p text:style-name="Standard"><text:s text:c="3"/>- Placa</text:p>
      <text:p text:style-name="Standard"><text:s text:c="3"/>- Modelo</text:p>
      <text:p text:style-name="Standard"><text:s text:c="3"/>- Marca</text:p>
      <text:p text:style-name="Standard"><text:s text:c="3"/>- Ano</text:p>
      <text:p text:style-name="Standard"><text:s text:c="3"/>- ClienteID (FK)</text:p>
      <text:p text:style-name="Standard"/>
      <text:p text:style-name="Standard">3. **Equipe**</text:p>
      <text:p text:style-name="Standard"><text:s text:c="3"/>- EquipeID (PK)</text:p>
      <text:p text:style-name="Standard"><text:s text:c="3"/>- Nome</text:p>
      <text:p text:style-name="Standard"/>
      <text:p text:style-name="Standard">4. **Mecânico**</text:p>
      <text:p text:style-name="Standard"><text:s text:c="3"/>- MecânicoID (PK)</text:p>
      <text:p text:style-name="Standard"><text:s text:c="3"/>- Nome</text:p>
      <text:p text:style-name="Standard"><text:s text:c="3"/>- Endereço</text:p>
      <text:p text:style-name="Standard"><text:s text:c="3"/>- Especialidade</text:p>
      <text:p text:style-name="Standard"><text:s text:c="3"/>- EquipeID (FK)</text:p>
      <text:p text:style-name="Standard"/>
      <text:p text:style-name="Standard">5. **OrdemDeServico (OS)**</text:p>
      <text:p text:style-name="Standard"><text:s text:c="3"/>- OrdemDeServicoID (PK)</text:p>
      <text:p text:style-name="Standard"><text:s text:c="3"/>- DataEmissao</text:p>
      <text:p text:style-name="Standard"><text:s text:c="3"/>- DataConclusao</text:p>
      <text:p text:style-name="Standard"><text:s text:c="3"/>- Valor</text:p>
      <text:p text:style-name="Standard"><text:s text:c="3"/>- Status</text:p>
      <text:p text:style-name="Standard"><text:s text:c="3"/>- VeículoID (FK)</text:p>
      <text:p text:style-name="Standard"><text:s text:c="3"/>- EquipeID (FK)</text:p>
      <text:p text:style-name="Standard"/>
      <text:p text:style-name="Standard">6. **Servico**</text:p>
      <text:p text:style-name="Standard"><text:s text:c="3"/>- ServicoID (PK)</text:p>
      <text:p text:style-name="Standard"><text:s text:c="3"/>- Descricao</text:p>
      <text:p text:style-name="Standard"><text:s text:c="3"/>- ValorMaoDeObra</text:p>
      <text:p text:style-name="Standard"/>
      <text:p text:style-name="Standard">7. **Peca**</text:p>
      <text:p text:style-name="Standard"><text:s text:c="3"/>- PecaID (PK)</text:p>
      <text:p text:style-name="Standard"><text:s text:c="3"/>- Nome</text:p>
      <text:p text:style-name="Standard"><text:s text:c="3"/>- Valor</text:p>
      <text:p text:style-name="Standard"/>
      <text:p text:style-name="Standard">8. **ServicoExecutado**</text:p>
      <text:p text:style-name="Standard"><text:s text:c="3"/>- ServicoExecutadoID (PK)</text:p>
      <text:p text:style-name="Standard"><text:s text:c="3"/>- OrdemDeServicoID (FK)</text:p>
      <text:p text:style-name="Standard"><text:s text:c="3"/>- ServicoID (FK)</text:p>
      <text:p text:style-name="Standard"><text:s text:c="3"/>- Quantidade</text:p>
      <text:p text:style-name="Standard"><text:s text:c="3"/>- ValorTotal</text:p>
      <text:p text:style-name="Standard"/>
      <text:p text:style-name="Standard"/>
      <text:p text:style-name="Standard"><text:soft-page-break/>9. **PecaUtilizada**</text:p>
      <text:p text:style-name="Standard"><text:s text:c="3"/>- PecaUtilizadaID (PK)</text:p>
      <text:p text:style-name="Standard"><text:s text:c="3"/>- OrdemDeServicoID (FK)</text:p>
      <text:p text:style-name="Standard"><text:s text:c="3"/>- PecaID (FK)</text:p>
      <text:p text:style-name="Standard"><text:s text:c="3"/>- Quantidade</text:p>
      <text:p text:style-name="Standard"><text:s text:c="3"/>- ValorTotal</text:p>
      <text:p text:style-name="Standard"/>
      <text:p text:style-name="Standard">Relacionamentos:</text:p>
      <text:p text:style-name="Standard"/>
      <text:p text:style-name="Standard">- Um **Cliente** pode ter vários **Veículos**.</text:p>
      <text:p text:style-name="Standard">- Um **Veículo** pertence a um único **Cliente**.</text:p>
      <text:p text:style-name="Standard">- Uma **Equipe** pode ter vários **Mecânicos**.</text:p>
      <text:p text:style-name="Standard">- Um **Mecânico** pertence a uma única **Equipe**.</text:p>
      <text:p text:style-name="Standard">- Uma **OrdemDeServico** é gerada para um **Veículo**.</text:p>
      <text:p text:style-name="Standard">- Uma **OrdemDeServico** é designada a uma **Equipe**.</text:p>
      <text:p text:style-name="Standard">- Uma **OrdemDeServico** pode ter vários **ServicosExecutados**.</text:p>
      <text:p text:style-name="Standard">- Uma **OrdemDeServico** pode ter várias **PecasUtilizadas**.</text:p>
      <text:p text:style-name="Standard">- Um **ServicoExecutado** está associado a uma única **OrdemDeServico** e a um único **Servico**.</text:p>
      <text:p text:style-name="Standard">- Uma **PecaUtilizada** está associada a uma única **OrdemDeServico** e a uma única **Peca**.</text:p>
      <text:p text:style-name="Standard"/>
      <text:p text:style-name="Standard">Esquema Conceitual</text:p>
      <text:p text:style-name="Standard"/>
      <text:p text:style-name="Standard">plaintext</text:p>
      <text:p text:style-name="Standard">Cliente (ClienteID, Nome, Endereço, Telefone, Email)</text:p>
      <text:p text:style-name="Standard"><text:s text:c="4"/>1 - N</text:p>
      <text:p text:style-name="Standard">Veículo (VeículoID, Placa, Modelo, Marca, Ano, ClienteID)</text:p>
      <text:p text:style-name="Standard"><text:s text:c="4"/>1 - N</text:p>
      <text:p text:style-name="Standard">Equipe (EquipeID, Nome)</text:p>
      <text:p text:style-name="Standard"><text:s text:c="4"/>1 - N</text:p>
      <text:p text:style-name="Standard">Mecânico (MecânicoID, Nome, Endereço, Especialidade, EquipeID)</text:p>
      <text:p text:style-name="Standard"><text:s text:c="4"/>1 - N</text:p>
      <text:p text:style-name="Standard">OrdemDeServico (OrdemDeServicoID, DataEmissao, DataConclusao, Valor, Status, VeículoID, EquipeID)</text:p>
      <text:p text:style-name="Standard"><text:s text:c="4"/>1 - N</text:p>
      <text:p text:style-name="Standard">ServicoExecutado (ServicoExecutadoID, OrdemDeServicoID, ServicoID, Quantidade, ValorTotal)</text:p>
      <text:p text:style-name="Standard"><text:s text:c="4"/>N - 1</text:p>
      <text:p text:style-name="Standard">Servico (ServicoID, Descricao, ValorMaoDeObra)</text:p>
      <text:p text:style-name="Standard"><text:s text:c="4"/>1 - N</text:p>
      <text:p text:style-name="Standard">PecaUtilizada (PecaUtilizadaID, OrdemDeServicoID, PecaID, Quantidade, ValorTotal)</text:p>
      <text:p text:style-name="Standard"><text:s text:c="4"/>N - 1</text:p>
      <text:p text:style-name="Standard">Peca (PecaID, Nome, Valor)</text:p>
      <text:p text:style-name="Standard">```</text:p>
      <text:p text:style-name="Standard"/>
      <text:p text:style-name="Standard">Explicação dos Relacionamentos:</text:p>
      <text:p text:style-name="Standard"/>
      <text:p text:style-name="Standard">1. **Cliente e Veículo**: Um cliente pode ter vários veículos, mas cada veículo pertence a um único cliente.</text:p>
      <text:p text:style-name="Standard">2. **Equipe e Mecânico**: Uma equipe pode ter vários mecânicos, mas cada mecânico pertence a uma única equipe.</text:p>
      <text:p text:style-name="Standard">3. **Veículo e OrdemDeServico**: Um veículo pode ter várias ordens de serviço ao longo do tempo, mas cada ordem de serviço está associada a um único veículo.</text:p>
      <text:p text:style-name="Standard">4. **Equipe e OrdemDeServico**: Uma equipe pode ser designada para várias ordens de serviço, mas cada ordem de serviço é designada a uma única equipe.</text:p>
      <text:p text:style-name="Standard">5. **OrdemDeServico e ServicoExecutado**: Uma ordem de serviço pode ter vários serviços executados, e cada serviço executado está associado a uma ordem de serviço e um serviço específico.</text:p>
      <text:p text:style-name="Standard">6. **OrdemDeServico e PecaUtilizada**: Uma ordem de serviço pode ter várias peças utilizadas, e cada peça utilizada está associada a uma ordem de serviço e uma peça específica.</text:p>
      <text:p text:style-name="Standard"/>
      <text:p text:style-name="Standard">Este esquema conceitual cobre os principais aspectos do sistema de controle e gerenciamento de execução de ordens de serviço em uma oficina mecânica, permitindo o gerenciamento eficiente de clientes, veículos, equipes, mecânicos, serviços e peç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402cm" fo:margin-left="0.229cm" fo:margin-right="0.2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1T15:03:41.754000000</meta:creation-date>
    <dc:date>2024-07-01T20:26:21.056000000</dc:date>
    <meta:editing-duration>PT3H58M27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91" meta:word-count="509" meta:character-count="3500" meta:non-whitespace-character-count="2927"/>
  </office:meta>
</office:document-meta>
</file>